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halkboard SE" svg:font-family="'Chalkboard 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Chalkboard SE" fo:font-size="14pt" fo:letter-spacing="0.106cm" officeooo:paragraph-rsid="0005c3f5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<text:soft-page-break/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<text:soft-page-break/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halkboard SE" svg:font-family="'Chalkboard 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44:02.053437712</meta:creation-date>
    <dc:date>2018-11-29T14:28:59.151541904</dc:date>
    <meta:editing-duration>PT22H4M44S</meta:editing-duration>
    <meta:editing-cycles>5</meta:editing-cycles>
    <meta:generator>LibreOffice/6.1.2.1$MacOSX_X86_64 LibreOffice_project/65905a128db06ba48db947242809d14d3f9a93fe</meta:generator>
    <meta:print-date>2018-11-21T12:52:43.103030959</meta:print-date>
    <meta:document-statistic meta:table-count="0" meta:image-count="0" meta:object-count="0" meta:page-count="3" meta:paragraph-count="144" meta:word-count="144" meta:character-count="720" meta:non-whitespace-character-count="720"/>
  </office:meta>
</office:document-meta>
</file>